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2a6099" loext:opacity="100%" style:text-line-through-style="none" style:text-line-through-type="none" style:font-name="Droid Sans Mono" fo:font-size="10.5pt" style:text-underline-style="none" fo:font-weight="normal" style:text-blinking="false" fo:background-color="#ffffff"/>
    </style:style>
    <style:style style:name="P2" style:family="paragraph" style:parent-style-name="Standard">
      <style:paragraph-properties style:line-height-at-least="0.503cm"/>
      <style:text-properties fo:color="#2a6099" loext:opacity="100%" style:font-name="Droid Sans Mono" fo:font-size="10.5pt" fo:font-weight="normal" fo:background-color="#ffffff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officeooo:rsid="000f59b9" officeooo:paragraph-rsid="000f59b9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a6099" loext:opacity="100%" style:text-line-through-style="none" style:text-line-through-type="none" style:text-underline-style="none" officeooo:rsid="000f59b9" officeooo:paragraph-rsid="000f59b9" style:text-blinking="false" fo:background-color="transparent"/>
    </style:style>
    <style:style style:name="T1" style:family="text">
      <style:text-properties style:font-name="Arial" fo:font-size="11pt" fo:font-style="normal"/>
    </style:style>
    <style:style style:name="T2" style:family="text">
      <style:text-properties style:font-name="Arial" fo:font-size="11pt" fo:font-style="normal" fo:font-weight="normal"/>
    </style:style>
    <style:style style:name="T3" style:family="text">
      <style:text-properties style:font-name="Arial" fo:font-size="11pt" fo:font-style="normal" fo:font-weight="normal" officeooo:rsid="000e2a81"/>
    </style:style>
    <style:style style:name="T4" style:family="text">
      <style:text-properties style:font-name="Arial" fo:font-size="11pt" fo:font-style="normal" fo:background-color="#ffff00" loext:char-shading-value="0"/>
    </style:style>
    <style:style style:name="T5" style:family="text">
      <style:text-properties fo:font-weight="normal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style:font-name="Arial" fo:font-size="11pt" fo:font-style="normal"/>
    </style:style>
    <style:style style:name="T8" style:family="text">
      <style:text-properties fo:color="#dcdcaa" loext:opacity="100%" style:font-name="Arial" fo:font-size="11pt" fo:font-style="normal"/>
    </style:style>
    <style:style style:name="T9" style:family="text">
      <style:text-properties fo:color="#d4d4d4" loext:opacity="100%" style:font-name="Arial" fo:font-size="11pt" fo:font-style="normal"/>
    </style:style>
    <style:style style:name="T10" style:family="text">
      <style:text-properties fo:color="#ffff00" loext:opacity="100%" style:font-name="Arial" fo:font-size="11pt" fo:font-style="normal"/>
    </style:style>
    <style:style style:name="T11" style:family="text">
      <style:text-properties fo:color="#ffff00" loext:opacity="100%" style:font-name="Arial" fo:font-size="11pt" fo:font-style="normal" fo:background-color="transparent" loext:char-shading-value="0"/>
    </style:style>
    <style:style style:name="T12" style:family="text">
      <style:text-properties fo:color="#ffbf00" loext:opacity="100%" style:font-name="Arial" fo:font-size="11pt" fo:font-style="normal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5500845f-7fff-5fb0-e6d8-c92bab46e49f"/>NachOS : La</text:p>
      <text:p text:style-name="P4"> <text:span text:style-name="T2">pagination </text:span></text:p>
      <text:p text:style-name="Text_20_body"/>
      <text:p text:style-name="P3">Année 2023-2024 </text:p>
      <text:p text:style-name="P3">par Magaye NDIAYE</text:p>
      <text:p text:style-name="P3">17 Décembre  2023</text:p>
      <text:p text:style-name="Text_20_body"/>
      <text:p text:style-name="P3">Adressage virtuel par une table de pages</text:p>
      <text:p text:style-name="P4"><text:span text:style-name="T2">I.1</text:span></text:p>
      <text:p text:style-name="P5"><text:span text:style-name="T2">I.2</text:span></text:p>
      <text:p text:style-name="P4"><text:span text:style-name="T3">en e</text:span><text:span text:style-name="T2">xami</text:span><text:span text:style-name="T3">nant</text:span><text:span text:style-name="T2"> soigneusement l’utilisation de executable-&gt;ReadAt à la fin de la fonction AddrSpace::AddrSpace de userprog/addrspace.cc </text:span></text:p>
      <text:p text:style-name="P4"><text:span text:style-name="T2"/></text:p>
      <text:p text:style-name="P1"><text:span text:style-name="T1">executable-&gt;</text:span><text:span text:style-name="T12">ReadAt</text:span><text:span text:style-name="T1"> (&amp;</text:span></text:p>
      <text:p text:style-name="P2">(machine-&gt;mainMemory</text:p>
      <text:p text:style-name="P2">[noffH.initData.virtualAddr]),</text:p>
      <text:p text:style-name="P2">noffH.initData.size, noffH.initData.inFileAddr);</text:p>
      <text:p text:style-name="P2"/>
      <text:p text:style-name="P2"/>
      <text:p text:style-name="P6"><text:span text:style-name="T2">I.3</text:span></text:p>
      <text:p text:style-name="P4"><text:span text:style-name="T2"/></text:p>
      <text:p text:style-name="Text_20_body"><text:span text:style-name="T5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1:02:29.575004668</meta:creation-date>
    <dc:date>2023-12-12T22:15:30.828295284</dc:date>
    <meta:editing-duration>PT52M40S</meta:editing-duration>
    <meta:editing-cycles>1</meta:editing-cycles>
    <meta:document-statistic meta:table-count="0" meta:image-count="0" meta:object-count="0" meta:page-count="1" meta:paragraph-count="15" meta:word-count="43" meta:character-count="375" meta:non-whitespace-character-count="340"/>
    <meta:generator>LibreOffice/7.3.7.2$Linux_X86_64 LibreOffice_project/30$Build-2</meta:generator>
  </office:meta>
</office:document-meta>
</file>